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n" fo:country="NO"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amid Noor Ali</meta:initial-creator>
    <dc:creator>Hamid Noor Ali</dc:creator>
    <meta:creation-date>2023-03-27T11:04:00Z</meta:creation-date>
    <dc:date>2023-03-27T11:04:00Z</dc:date>
    <meta:template xlink:href="Normal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